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b67" officeooo:paragraph-rsid="0011bb67"/>
    </style:style>
    <style:style style:name="P2" style:family="paragraph" style:parent-style-name="Text_20_body">
      <style:text-properties fo:color="#0e101a" officeooo:rsid="0011bb67" officeooo:paragraph-rsid="0011bb67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background-color="transparent"/>
      <style:text-properties fo:color="#0e101a" fo:background-color="transparent"/>
    </style:style>
    <style:style style:name="P4" style:family="paragraph" style:parent-style-name="Header">
      <style:paragraph-properties fo:text-align="center" style:justify-single-word="false"/>
      <style:text-properties fo:font-weight="bold" officeooo:rsid="0011bb67" officeooo:paragraph-rsid="0011bb6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ata Structure</text:span> is a special way to organize, process and store our data in a meaningful manner. It is the backbone of every programming language.</text:p>
      <text:p text:style-name="Standard"/>
      <text:p text:style-name="P2">In python five built-in data structures. which is listed here :</text:p>
      <text:list xml:id="list718317407" text:style-name="L1">
        <text:list-item>
          <text:p text:style-name="P3">String</text:p>
        </text:list-item>
        <text:list-item>
          <text:p text:style-name="P3">List</text:p>
        </text:list-item>
        <text:list-item>
          <text:p text:style-name="P3">Dictionary</text:p>
        </text:list-item>
        <text:list-item>
          <text:p text:style-name="P3">Tuples</text:p>
        </text:list-item>
        <text:list-item>
          <text:p text:style-name="P3">Set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1bb67" officeooo:paragraph-rsid="0011bb67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0.95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ython Data Structu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2:45:49.228764427</meta:creation-date>
    <dc:date>2020-03-16T23:09:16.965057978</dc:date>
    <meta:editing-duration>PT13M21S</meta:editing-duration>
    <meta:editing-cycles>1</meta:editing-cycles>
    <meta:document-statistic meta:table-count="0" meta:image-count="0" meta:object-count="0" meta:page-count="1" meta:paragraph-count="8" meta:word-count="49" meta:character-count="269" meta:non-whitespace-character-count="233"/>
    <meta:generator>LibreOffice/6.2.8.2$Linux_X86_64 LibreOffice_project/20$Build-2</meta:generator>
  </office:meta>
</office:document-meta>
</file>